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4.7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95.95pt"/>
    </style:style>
    <style:style style:name="co10" style:family="table-column">
      <style:table-column-properties fo:break-before="auto" style:column-width="70.44pt"/>
    </style:style>
    <style:style style:name="co11" style:family="table-column">
      <style:table-column-properties fo:break-before="auto" style:column-width="45.75pt"/>
    </style:style>
    <style:style style:name="co12" style:family="table-column">
      <style:table-column-properties fo:break-before="auto" style:column-width="111.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_table_av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SplitLayer</text:p>
          </table:table-cell>
          <table:table-cell office:value-type="string" calcext:value-type="string">
            <text:p>1stInfTime</text:p>
          </table:table-cell>
          <table:table-cell office:value-type="string" calcext:value-type="string">
            <text:p>2ndInfTime</text:p>
          </table:table-cell>
          <table:table-cell office:value-type="string" calcext:value-type="string">
            <text:p>oscarJobTime</text:p>
          </table:table-cell>
          <table:table-cell office:value-type="string" calcext:value-type="string">
            <text:p>kubePodTime</text:p>
          </table:table-cell>
          <table:table-cell office:value-type="string" calcext:value-type="string">
            <text:p>tensorSaveTime</text:p>
          </table:table-cell>
          <table:table-cell office:value-type="string" calcext:value-type="string">
            <text:p>tensorLoadTime</text:p>
          </table:table-cell>
          <table:table-cell office:value-type="string" calcext:value-type="string">
            <text:p>tensorLenght</text:p>
          </table:table-cell>
          <table:table-cell office:value-type="string" calcext:value-type="string">
            <text:p>networkingTime</text:p>
          </table:table-cell>
          <table:table-cell office:value-type="string" calcext:value-type="string">
            <text:p>singleLayerInfTime</text:p>
          </table:table-cell>
          <table:table-cell office:value-type="string" calcext:value-type="string">
            <text:p>OpType</text:p>
          </table:table-cell>
          <table:table-cell office:value-type="string" calcext:value-type="string">
            <text:p>NrParameters</text:p>
          </table:table-cell>
          <table:table-cell office:value-type="string" calcext:value-type="string">
            <text:p>FLOPS</text:p>
          </table:table-cell>
          <table:table-cell office:value-type="string" calcext:value-type="string">
            <text:p>singleLayerInfTimeProf</text:p>
          </table:table-cell>
          <table:table-cell office:value-type="string" calcext:value-type="string">
            <text:p>ErrorPercentage</text:p>
          </table:table-cell>
          <table:table-cell office:value-type="string" calcext:value-type="string">
            <text:p>AbsErrorPercentage</text:p>
          </table:table-cell>
          <table:table-cell/>
        </table:table-row>
        <table:table-row table:style-name="ro1">
          <table:table-cell office:value-type="string" calcext:value-type="string">
            <text:p>NO_SPLIT</text:p>
          </table:table-cell>
          <table:table-cell office:value-type="float" office:value="0.0366680001970963" calcext:value-type="float">
            <text:p>0.03666800019709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_SPLIT</text:p>
          </table:table-cell>
          <table:table-cell office:value-type="float" office:value="0" calcext:value-type="float">
            <text:p>0</text:p>
          </table:table-cell>
          <table:table-cell office:value-type="float" office:value="0.161782705401129" calcext:value-type="float">
            <text:p>0.161782705401129</text:p>
          </table:table-cell>
          <table:table-cell office:value-type="float" office:value="0.9228" calcext:value-type="float">
            <text:p>0.92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34919199970318" calcext:value-type="float">
            <text:p>0.000349191999703</text:p>
          </table:table-cell>
          <table:table-cell office:value-type="float" office:value="76800" calcext:value-type="float">
            <text:p>76800</text:p>
          </table:table-cell>
          <table:table-cell office:value-type="float" office:value="0.0802461560015217" calcext:value-type="float">
            <text:p>0.0802461560015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uential-mobilenetv2_1.00_160-bn_Conv1-FusedBatchNormV3_0</text:p>
          </table:table-cell>
          <table:table-cell office:value-type="float" office:value="0.00212276380188996" calcext:value-type="float">
            <text:p>0.00212276380189</text:p>
          </table:table-cell>
          <table:table-cell office:value-type="float" office:value="0.170636378998461" calcext:value-type="float">
            <text:p>0.170636378998461</text:p>
          </table:table-cell>
          <table:table-cell office:value-type="float" office:value="0.945" calcext:value-type="float">
            <text:p>0.945</text:p>
          </table:table-cell>
          <table:table-cell office:value-type="float" office:value="3.8" calcext:value-type="float">
            <text:p>3.8</text:p>
          </table:table-cell>
          <table:table-cell office:value-type="float" office:value="0.00105941799847642" calcext:value-type="float">
            <text:p>0.001059417998476</text:p>
          </table:table-cell>
          <table:table-cell office:value-type="float" office:value="0.000863978006236721" calcext:value-type="float">
            <text:p>0.000863978006237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0593510189937661" calcext:value-type="float">
            <text:p>0.059351018993766</text:p>
          </table:table-cell>
          <table:table-cell office:value-type="float" office:value="0.00209530200081645" calcext:value-type="float">
            <text:p>0.002095302000816</text:p>
          </table:table-cell>
          <table:table-cell office:value-type="string" calcext:value-type="string">
            <text:p>Conv</text:p>
          </table:table-cell>
          <table:table-cell office:value-type="float" office:value="896" calcext:value-type="float">
            <text:p>896</text:p>
          </table:table-cell>
          <table:table-cell office:value-type="float" office:value="864" calcext:value-type="float">
            <text:p>864</text:p>
          </table:table-cell>
          <table:table-cell office:value-type="float" office:value="0.000245" calcext:value-type="float">
            <text:p>0.000245</text:p>
          </table:table-cell>
          <table:table-cell table:formula="of:=(SUM([.$N$4:.N4])-[.B4])/[.B4]" office:value-type="float" office:value="-0.884584427253814" calcext:value-type="float">
            <text:p>-0.884584427253814</text:p>
          </table:table-cell>
          <table:table-cell table:formula="of:=ABS([.O4])" office:value-type="float" office:value="0.884584427253814" calcext:value-type="float">
            <text:p>0.884584427253814</text:p>
          </table:table-cell>
          <table:table-cell office:value-type="string" calcext:value-type="string">
            <text:p>AverageOfAbs</text:p>
          </table:table-cell>
        </table:table-row>
        <table:table-row table:style-name="ro1">
          <table:table-cell office:value-type="string" calcext:value-type="string">
            <text:p>sequential-mobilenetv2_1.00_160-expanded_conv_depthwise_BN-FusedBatchNormV3_0</text:p>
          </table:table-cell>
          <table:table-cell office:value-type="float" office:value="0.0031703610016848" calcext:value-type="float">
            <text:p>0.003170361001685</text:p>
          </table:table-cell>
          <table:table-cell office:value-type="float" office:value="0.176639111198892" calcext:value-type="float">
            <text:p>0.176639111198892</text:p>
          </table:table-cell>
          <table:table-cell office:value-type="float" office:value="0.8912" calcext:value-type="float">
            <text:p>0.8912</text:p>
          </table:table-cell>
          <table:table-cell office:value-type="float" office:value="4" calcext:value-type="float">
            <text:p>4</text:p>
          </table:table-cell>
          <table:table-cell office:value-type="float" office:value="0.0018743379987427" calcext:value-type="float">
            <text:p>0.001874337998743</text:p>
          </table:table-cell>
          <table:table-cell office:value-type="float" office:value="0.000702156001352705" calcext:value-type="float">
            <text:p>0.000702156001353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0735590839976794" calcext:value-type="float">
            <text:p>0.073559083997679</text:p>
          </table:table-cell>
          <table:table-cell office:value-type="float" office:value="0.00190473260299768" calcext:value-type="float">
            <text:p>0.001904732602998</text:p>
          </table:table-cell>
          <table:table-cell office:value-type="string" calcext:value-type="string">
            <text:p>Conv</text:p>
          </table:table-cell>
          <table:table-cell office:value-type="float" office:value="320" calcext:value-type="float">
            <text:p>320</text:p>
          </table:table-cell>
          <table:table-cell office:value-type="float" office:value="9312" calcext:value-type="float">
            <text:p>9312</text:p>
          </table:table-cell>
          <table:table-cell office:value-type="float" office:value="0.000293" calcext:value-type="float">
            <text:p>0.000293</text:p>
          </table:table-cell>
          <table:table-cell table:formula="of:=(SUM([.$N$4:.N5])-[.B5])/[.B5]" office:value-type="float" office:value="-0.830303236850915" calcext:value-type="float">
            <text:p>-0.830303236850915</text:p>
          </table:table-cell>
          <table:table-cell table:formula="of:=ABS([.O5])" office:value-type="float" office:value="0.830303236850915" calcext:value-type="float">
            <text:p>0.830303236850915</text:p>
          </table:table-cell>
          <table:table-cell table:formula="of:=AVERAGE([.P4:.P43])" office:value-type="float" office:value="0.735030631089634" calcext:value-type="float">
            <text:p>0.735030631089634</text:p>
          </table:table-cell>
        </table:table-row>
        <table:table-row table:style-name="ro1">
          <table:table-cell office:value-type="string" calcext:value-type="string">
            <text:p>sequential-mobilenetv2_1.00_160-expanded_conv_project_BN-FusedBatchNormV3_0</text:p>
          </table:table-cell>
          <table:table-cell office:value-type="float" office:value="0.00315519600262633" calcext:value-type="float">
            <text:p>0.003155196002626</text:p>
          </table:table-cell>
          <table:table-cell office:value-type="float" office:value="0.17273287900025" calcext:value-type="float">
            <text:p>0.17273287900025</text:p>
          </table:table-cell>
          <table:table-cell office:value-type="float" office:value="0.947" calcext:value-type="float">
            <text:p>0.947</text:p>
          </table:table-cell>
          <table:table-cell office:value-type="float" office:value="3.6" calcext:value-type="float">
            <text:p>3.6</text:p>
          </table:table-cell>
          <table:table-cell office:value-type="float" office:value="0.00103837099595694" calcext:value-type="float">
            <text:p>0.001038370995957</text:p>
          </table:table-cell>
          <table:table-cell office:value-type="float" office:value="0.000438411996583454" calcext:value-type="float">
            <text:p>0.000438411996583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0661084250023123" calcext:value-type="float">
            <text:p>0.066108425002312</text:p>
          </table:table-cell>
          <table:table-cell office:value-type="float" office:value="0.00199897180282278" calcext:value-type="float">
            <text:p>0.001998971802823</text:p>
          </table:table-cell>
          <table:table-cell office:value-type="string" calcext:value-type="string">
            <text:p>Conv</text:p>
          </table:table-cell>
          <table:table-cell office:value-type="float" office:value="528" calcext:value-type="float">
            <text:p>528</text:p>
          </table:table-cell>
          <table:table-cell office:value-type="float" office:value="608" calcext:value-type="float">
            <text:p>608</text:p>
          </table:table-cell>
          <table:table-cell office:value-type="float" office:value="0.000167" calcext:value-type="float">
            <text:p>0.000167</text:p>
          </table:table-cell>
          <table:table-cell table:formula="of:=(SUM([.$N$4:.N6])-[.B6])/[.B6]" office:value-type="float" office:value="-0.776559047547864" calcext:value-type="float">
            <text:p>-0.776559047547864</text:p>
          </table:table-cell>
          <table:table-cell table:formula="of:=ABS([.O6])" office:value-type="float" office:value="0.776559047547864" calcext:value-type="float">
            <text:p>0.776559047547864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_expand-Conv2D_0</text:p>
          </table:table-cell>
          <table:table-cell office:value-type="float" office:value="0.00560353059554473" calcext:value-type="float">
            <text:p>0.005603530595545</text:p>
          </table:table-cell>
          <table:table-cell office:value-type="float" office:value="0.179098111001076" calcext:value-type="float">
            <text:p>0.179098111001076</text:p>
          </table:table-cell>
          <table:table-cell office:value-type="float" office:value="0.9506" calcext:value-type="float">
            <text:p>0.9506</text:p>
          </table:table-cell>
          <table:table-cell office:value-type="float" office:value="4" calcext:value-type="float">
            <text:p>4</text:p>
          </table:table-cell>
          <table:table-cell office:value-type="float" office:value="0.00336188799701631" calcext:value-type="float">
            <text:p>0.003361887997016</text:p>
          </table:table-cell>
          <table:table-cell office:value-type="float" office:value="0.00190834199747769" calcext:value-type="float">
            <text:p>0.001908341997478</text:p>
          </table:table-cell>
          <table:table-cell office:value-type="float" office:value="614400" calcext:value-type="float">
            <text:p>614400</text:p>
          </table:table-cell>
          <table:table-cell office:value-type="float" office:value="0.0922943000041414" calcext:value-type="float">
            <text:p>0.092294300004141</text:p>
          </table:table-cell>
          <table:table-cell office:value-type="float" office:value="0.00224502200144343" calcext:value-type="float">
            <text:p>0.002245022001443</text:p>
          </table:table-cell>
          <table:table-cell office:value-type="string" calcext:value-type="string">
            <text:p>Conv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.000082" calcext:value-type="float">
            <text:p>8.2E-05</text:p>
          </table:table-cell>
          <table:table-cell table:formula="of:=(SUM([.$N$4:.N7])-[.B7])/[.B7]" office:value-type="float" office:value="-0.859552832525671" calcext:value-type="float">
            <text:p>-0.859552832525671</text:p>
          </table:table-cell>
          <table:table-cell table:formula="of:=ABS([.O7])" office:value-type="float" office:value="0.859552832525671" calcext:value-type="float">
            <text:p>0.859552832525671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_expand_BN-FusedBatchNormV3_0</text:p>
          </table:table-cell>
          <table:table-cell office:value-type="float" office:value="0.00601909780234564" calcext:value-type="float">
            <text:p>0.006019097802346</text:p>
          </table:table-cell>
          <table:table-cell office:value-type="float" office:value="0.183482710800308" calcext:value-type="float">
            <text:p>0.183482710800308</text:p>
          </table:table-cell>
          <table:table-cell office:value-type="float" office:value="0.9362" calcext:value-type="float">
            <text:p>0.9362</text:p>
          </table:table-cell>
          <table:table-cell office:value-type="float" office:value="4" calcext:value-type="float">
            <text:p>4</text:p>
          </table:table-cell>
          <table:table-cell office:value-type="float" office:value="0.00370158599980641" calcext:value-type="float">
            <text:p>0.003701585999806</text:p>
          </table:table-cell>
          <table:table-cell office:value-type="float" office:value="0.00191676200483926" calcext:value-type="float">
            <text:p>0.001916762004839</text:p>
          </table:table-cell>
          <table:table-cell office:value-type="float" office:value="614400" calcext:value-type="float">
            <text:p>614400</text:p>
          </table:table-cell>
          <table:table-cell office:value-type="float" office:value="0.0845156299983501" calcext:value-type="float">
            <text:p>0.08451562999835</text:p>
          </table:table-cell>
          <table:table-cell office:value-type="float" office:value="0.00182328019873239" calcext:value-type="float">
            <text:p>0.001823280198732</text:p>
          </table:table-cell>
          <table:table-cell office:value-type="string" calcext:value-type="string">
            <text:p>BatchNormalization</text:p>
          </table:table-cell>
          <table:table-cell office:value-type="float" office:value="384" calcext:value-type="float">
            <text:p>38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(SUM([.$N$4:.N8])-[.B8])/[.B8]" office:value-type="float" office:value="-0.869249507842636" calcext:value-type="float">
            <text:p>-0.869249507842636</text:p>
          </table:table-cell>
          <table:table-cell table:formula="of:=ABS([.O8])" office:value-type="float" office:value="0.869249507842636" calcext:value-type="float">
            <text:p>0.86924950784263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equential-mobilenetv2_1.00_160-block_1_pad-Pad_0</text:p>
          </table:table-cell>
          <table:table-cell office:value-type="float" office:value="0.00680733160261298" calcext:value-type="float">
            <text:p>0.006807331602613</text:p>
          </table:table-cell>
          <table:table-cell office:value-type="float" office:value="0.176647421398957" calcext:value-type="float">
            <text:p>0.176647421398957</text:p>
          </table:table-cell>
          <table:table-cell office:value-type="float" office:value="0.9868" calcext:value-type="float">
            <text:p>0.9868</text:p>
          </table:table-cell>
          <table:table-cell office:value-type="float" office:value="4" calcext:value-type="float">
            <text:p>4</text:p>
          </table:table-cell>
          <table:table-cell office:value-type="float" office:value="0.00388171799568227" calcext:value-type="float">
            <text:p>0.003881717995682</text:p>
          </table:table-cell>
          <table:table-cell office:value-type="float" office:value="0.00217144599446328" calcext:value-type="float">
            <text:p>0.002171445994463</text:p>
          </table:table-cell>
          <table:table-cell office:value-type="float" office:value="629856" calcext:value-type="float">
            <text:p>629856</text:p>
          </table:table-cell>
          <table:table-cell office:value-type="float" office:value="0.0869270179973683" calcext:value-type="float">
            <text:p>0.086927017997368</text:p>
          </table:table-cell>
          <table:table-cell office:value-type="float" office:value="0.00220445200247923" calcext:value-type="float">
            <text:p>0.002204452002479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001792" calcext:value-type="float">
            <text:p>0.001792</text:p>
          </table:table-cell>
          <table:table-cell table:formula="of:=(SUM([.$N$4:.N9])-[.B9])/[.B9]" office:value-type="float" office:value="-0.621143768138156" calcext:value-type="float">
            <text:p>-0.621143768138156</text:p>
          </table:table-cell>
          <table:table-cell table:formula="of:=ABS([.O9])" office:value-type="float" office:value="0.621143768138156" calcext:value-type="float">
            <text:p>0.621143768138156</text:p>
          </table:table-cell>
          <table:table-cell table:formula="of:=AVERAGE([.O4:.O43])" office:value-type="float" office:value="-0.735030631089634" calcext:value-type="float">
            <text:p>-0.735030631089634</text:p>
          </table:table-cell>
        </table:table-row>
        <table:table-row table:style-name="ro1">
          <table:table-cell office:value-type="string" calcext:value-type="string">
            <text:p>sequential-mobilenetv2_1.00_160-block_1_depthwise_BN-FusedBatchNormV3_0</text:p>
          </table:table-cell>
          <table:table-cell office:value-type="float" office:value="0.00752317560545635" calcext:value-type="float">
            <text:p>0.007523175605456</text:p>
          </table:table-cell>
          <table:table-cell office:value-type="float" office:value="0.162152489399887" calcext:value-type="float">
            <text:p>0.162152489399887</text:p>
          </table:table-cell>
          <table:table-cell office:value-type="float" office:value="0.9296" calcext:value-type="float">
            <text:p>0.9296</text:p>
          </table:table-cell>
          <table:table-cell office:value-type="float" office:value="4" calcext:value-type="float">
            <text:p>4</text:p>
          </table:table-cell>
          <table:table-cell office:value-type="float" office:value="0.00153597700409591" calcext:value-type="float">
            <text:p>0.001535977004096</text:p>
          </table:table-cell>
          <table:table-cell office:value-type="float" office:value="0.000584757995966356" calcext:value-type="float">
            <text:p>0.000584757995966</text:p>
          </table:table-cell>
          <table:table-cell office:value-type="float" office:value="153600" calcext:value-type="float">
            <text:p>153600</text:p>
          </table:table-cell>
          <table:table-cell office:value-type="float" office:value="0.0749761150000268" calcext:value-type="float">
            <text:p>0.074976115000027</text:p>
          </table:table-cell>
          <table:table-cell office:value-type="float" office:value="0.00179484639957082" calcext:value-type="float">
            <text:p>0.001794846399571</text:p>
          </table:table-cell>
          <table:table-cell office:value-type="string" calcext:value-type="string">
            <text:p>Conv</text:p>
          </table:table-cell>
          <table:table-cell office:value-type="float" office:value="960" calcext:value-type="float">
            <text:p>960</text:p>
          </table:table-cell>
          <table:table-cell office:value-type="float" office:value="82944" calcext:value-type="float">
            <text:p>82944</text:p>
          </table:table-cell>
          <table:table-cell office:value-type="float" office:value="0" calcext:value-type="float">
            <text:p>0</text:p>
          </table:table-cell>
          <table:table-cell table:formula="of:=(SUM([.$N$4:.N10])-[.B10])/[.B10]" office:value-type="float" office:value="-0.657192635762812" calcext:value-type="float">
            <text:p>-0.657192635762812</text:p>
          </table:table-cell>
          <table:table-cell table:formula="of:=ABS([.O10])" office:value-type="float" office:value="0.657192635762812" calcext:value-type="float">
            <text:p>0.657192635762812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_project_BN-FusedBatchNormV3_0</text:p>
          </table:table-cell>
          <table:table-cell office:value-type="float" office:value="0.00656618119974155" calcext:value-type="float">
            <text:p>0.006566181199742</text:p>
          </table:table-cell>
          <table:table-cell office:value-type="float" office:value="0.177205944001616" calcext:value-type="float">
            <text:p>0.177205944001616</text:p>
          </table:table-cell>
          <table:table-cell office:value-type="float" office:value="0.9614" calcext:value-type="float">
            <text:p>0.9614</text:p>
          </table:table-cell>
          <table:table-cell office:value-type="float" office:value="4.2" calcext:value-type="float">
            <text:p>4.2</text:p>
          </table:table-cell>
          <table:table-cell office:value-type="float" office:value="0.00069301700568758" calcext:value-type="float">
            <text:p>0.000693017005688</text:p>
          </table:table-cell>
          <table:table-cell office:value-type="float" office:value="0.000211640995985363" calcext:value-type="float">
            <text:p>0.000211640995985</text:p>
          </table:table-cell>
          <table:table-cell office:value-type="float" office:value="38400" calcext:value-type="float">
            <text:p>38400</text:p>
          </table:table-cell>
          <table:table-cell office:value-type="float" office:value="0.0562969719976536" calcext:value-type="float">
            <text:p>0.056296971997654</text:p>
          </table:table-cell>
          <table:table-cell office:value-type="float" office:value="0.00189399359951494" calcext:value-type="float">
            <text:p>0.001893993599515</text:p>
          </table:table-cell>
          <table:table-cell office:value-type="string" calcext:value-type="string">
            <text:p>Conv</text:p>
          </table:table-cell>
          <table:table-cell office:value-type="float" office:value="2328" calcext:value-type="float">
            <text:p>2328</text:p>
          </table:table-cell>
          <table:table-cell office:value-type="float" office:value="2592" calcext:value-type="float">
            <text:p>2592</text:p>
          </table:table-cell>
          <table:table-cell office:value-type="float" office:value="0.000102" calcext:value-type="float">
            <text:p>0.000102</text:p>
          </table:table-cell>
          <table:table-cell table:formula="of:=(SUM([.$N$4:.N11])-[.B11])/[.B11]" office:value-type="float" office:value="-0.59169570280736" calcext:value-type="float">
            <text:p>-0.59169570280736</text:p>
          </table:table-cell>
          <table:table-cell table:formula="of:=ABS([.O11])" office:value-type="float" office:value="0.59169570280736" calcext:value-type="float">
            <text:p>0.59169570280736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2_add-add_0</text:p>
          </table:table-cell>
          <table:table-cell office:value-type="float" office:value="0.01250802140421" calcext:value-type="float">
            <text:p>0.01250802140421</text:p>
          </table:table-cell>
          <table:table-cell office:value-type="float" office:value="0.174699184999918" calcext:value-type="float">
            <text:p>0.174699184999918</text:p>
          </table:table-cell>
          <table:table-cell office:value-type="float" office:value="0.9652" calcext:value-type="float">
            <text:p>0.9652</text:p>
          </table:table-cell>
          <table:table-cell office:value-type="float" office:value="4" calcext:value-type="float">
            <text:p>4</text:p>
          </table:table-cell>
          <table:table-cell office:value-type="float" office:value="0.000552808000065852" calcext:value-type="float">
            <text:p>0.000552808000066</text:p>
          </table:table-cell>
          <table:table-cell office:value-type="float" office:value="0.000254667997069191" calcext:value-type="float">
            <text:p>0.000254667997069</text:p>
          </table:table-cell>
          <table:table-cell office:value-type="float" office:value="38400" calcext:value-type="float">
            <text:p>38400</text:p>
          </table:table-cell>
          <table:table-cell office:value-type="float" office:value="0.0751302229982684" calcext:value-type="float">
            <text:p>0.075130222998269</text:p>
          </table:table-cell>
          <table:table-cell office:value-type="float" office:value="0.00284262680070242" calcext:value-type="float">
            <text:p>0.002842626800702</text:p>
          </table:table-cell>
          <table:table-cell office:value-type="string" calcext:value-type="string">
            <text:p>Add</text:p>
          </table:table-cell>
          <table:table-cell office:value-type="float" office:value="8952" calcext:value-type="float">
            <text:p>8952</text:p>
          </table:table-cell>
          <table:table-cell office:value-type="float" office:value="233232" calcext:value-type="float">
            <text:p>233232</text:p>
          </table:table-cell>
          <table:table-cell office:value-type="float" office:value="0.000445" calcext:value-type="float">
            <text:p>0.000445</text:p>
          </table:table-cell>
          <table:table-cell table:formula="of:=(SUM([.$N$4:.N12])-[.B12])/[.B12]" office:value-type="float" office:value="-0.750080376505605" calcext:value-type="float">
            <text:p>-0.750080376505605</text:p>
          </table:table-cell>
          <table:table-cell table:formula="of:=ABS([.O12])" office:value-type="float" office:value="0.750080376505605" calcext:value-type="float">
            <text:p>0.750080376505605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3_expand_BN-FusedBatchNormV3_0</text:p>
          </table:table-cell>
          <table:table-cell office:value-type="float" office:value="0.00973899660166353" calcext:value-type="float">
            <text:p>0.009738996601664</text:p>
          </table:table-cell>
          <table:table-cell office:value-type="float" office:value="0.153028483799426" calcext:value-type="float">
            <text:p>0.153028483799426</text:p>
          </table:table-cell>
          <table:table-cell office:value-type="float" office:value="0.9528" calcext:value-type="float">
            <text:p>0.9528</text:p>
          </table:table-cell>
          <table:table-cell office:value-type="float" office:value="4" calcext:value-type="float">
            <text:p>4</text:p>
          </table:table-cell>
          <table:table-cell office:value-type="float" office:value="0.00179341900366126" calcext:value-type="float">
            <text:p>0.001793419003661</text:p>
          </table:table-cell>
          <table:table-cell office:value-type="float" office:value="0.000810399003967177" calcext:value-type="float">
            <text:p>0.000810399003967</text:p>
          </table:table-cell>
          <table:table-cell office:value-type="float" office:value="230400" calcext:value-type="float">
            <text:p>230400</text:p>
          </table:table-cell>
          <table:table-cell office:value-type="float" office:value="0.0864768780011218" calcext:value-type="float">
            <text:p>0.086476878001122</text:p>
          </table:table-cell>
          <table:table-cell office:value-type="float" office:value="0.0017381937999744" calcext:value-type="float">
            <text:p>0.001738193799974</text:p>
          </table:table-cell>
          <table:table-cell office:value-type="string" calcext:value-type="string">
            <text:p>Conv</text:p>
          </table:table-cell>
          <table:table-cell office:value-type="float" office:value="3600" calcext:value-type="float">
            <text:p>3600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table:formula="of:=(SUM([.$N$4:.N13])-[.B13])/[.B13]" office:value-type="float" office:value="-0.679022374906051" calcext:value-type="float">
            <text:p>-0.679022374906051</text:p>
          </table:table-cell>
          <table:table-cell table:formula="of:=ABS([.O13])" office:value-type="float" office:value="0.679022374906051" calcext:value-type="float">
            <text:p>0.679022374906051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3_pad-Pad_0</text:p>
          </table:table-cell>
          <table:table-cell office:value-type="float" office:value="0.00817134939861717" calcext:value-type="float">
            <text:p>0.008171349398617</text:p>
          </table:table-cell>
          <table:table-cell office:value-type="float" office:value="0.15946930200007" calcext:value-type="float">
            <text:p>0.15946930200007</text:p>
          </table:table-cell>
          <table:table-cell office:value-type="float" office:value="0.9752" calcext:value-type="float">
            <text:p>0.9752</text:p>
          </table:table-cell>
          <table:table-cell office:value-type="float" office:value="3.8" calcext:value-type="float">
            <text:p>3.8</text:p>
          </table:table-cell>
          <table:table-cell office:value-type="float" office:value="0.00137575899861986" calcext:value-type="float">
            <text:p>0.00137575899862</text:p>
          </table:table-cell>
          <table:table-cell office:value-type="float" office:value="0.000912837000214495" calcext:value-type="float">
            <text:p>0.000912837000214</text:p>
          </table:table-cell>
          <table:table-cell office:value-type="float" office:value="242064" calcext:value-type="float">
            <text:p>242064</text:p>
          </table:table-cell>
          <table:table-cell office:value-type="float" office:value="0.0823591189982835" calcext:value-type="float">
            <text:p>0.082359118998284</text:p>
          </table:table-cell>
          <table:table-cell office:value-type="float" office:value="0.001488233001146" calcext:value-type="float">
            <text:p>0.001488233001146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.000496" calcext:value-type="float">
            <text:p>0.000496</text:p>
          </table:table-cell>
          <table:table-cell table:formula="of:=(SUM([.$N$4:.N14])-[.B14])/[.B14]" office:value-type="float" office:value="-0.556743957049132" calcext:value-type="float">
            <text:p>-0.556743957049132</text:p>
          </table:table-cell>
          <table:table-cell table:formula="of:=ABS([.O14])" office:value-type="float" office:value="0.556743957049132" calcext:value-type="float">
            <text:p>0.556743957049132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3_depthwise_BN-FusedBatchNormV3_0</text:p>
          </table:table-cell>
          <table:table-cell office:value-type="float" office:value="0.0100346013961826" calcext:value-type="float">
            <text:p>0.010034601396183</text:p>
          </table:table-cell>
          <table:table-cell office:value-type="float" office:value="0.148114635197271" calcext:value-type="float">
            <text:p>0.148114635197271</text:p>
          </table:table-cell>
          <table:table-cell office:value-type="float" office:value="0.9388" calcext:value-type="float">
            <text:p>0.9388</text:p>
          </table:table-cell>
          <table:table-cell office:value-type="float" office:value="3.8" calcext:value-type="float">
            <text:p>3.8</text:p>
          </table:table-cell>
          <table:table-cell office:value-type="float" office:value="0.000780181006120984" calcext:value-type="float">
            <text:p>0.000780181006121</text:p>
          </table:table-cell>
          <table:table-cell office:value-type="float" office:value="0.000282300999970175" calcext:value-type="float">
            <text:p>0.00028230099997</text:p>
          </table:table-cell>
          <table:table-cell office:value-type="float" office:value="57600" calcext:value-type="float">
            <text:p>57600</text:p>
          </table:table-cell>
          <table:table-cell office:value-type="float" office:value="0.0816617590025999" calcext:value-type="float">
            <text:p>0.0816617590026</text:p>
          </table:table-cell>
          <table:table-cell office:value-type="float" office:value="0.00165154499700293" calcext:value-type="float">
            <text:p>0.001651544997003</text:p>
          </table:table-cell>
          <table:table-cell office:value-type="string" calcext:value-type="string">
            <text:p>Conv</text:p>
          </table:table-cell>
          <table:table-cell office:value-type="float" office:value="1440" calcext:value-type="float">
            <text:p>1440</text:p>
          </table:table-cell>
          <table:table-cell office:value-type="float" office:value="186624" calcext:value-type="float">
            <text:p>186624</text:p>
          </table:table-cell>
          <table:table-cell office:value-type="float" office:value="0" calcext:value-type="float">
            <text:p>0</text:p>
          </table:table-cell>
          <table:table-cell table:formula="of:=(SUM([.$N$4:.N15])-[.B15])/[.B15]" office:value-type="float" office:value="-0.639048941059292" calcext:value-type="float">
            <text:p>-0.639048941059292</text:p>
          </table:table-cell>
          <table:table-cell table:formula="of:=ABS([.O15])" office:value-type="float" office:value="0.639048941059292" calcext:value-type="float">
            <text:p>0.639048941059292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3_project_BN-FusedBatchNormV3_0</text:p>
          </table:table-cell>
          <table:table-cell office:value-type="float" office:value="0.00891443579748739" calcext:value-type="float">
            <text:p>0.008914435797487</text:p>
          </table:table-cell>
          <table:table-cell office:value-type="float" office:value="0.140831895200245" calcext:value-type="float">
            <text:p>0.140831895200245</text:p>
          </table:table-cell>
          <table:table-cell office:value-type="float" office:value="0.9048" calcext:value-type="float">
            <text:p>0.9048</text:p>
          </table:table-cell>
          <table:table-cell office:value-type="float" office:value="4" calcext:value-type="float">
            <text:p>4</text:p>
          </table:table-cell>
          <table:table-cell office:value-type="float" office:value="0.000668529995891731" calcext:value-type="float">
            <text:p>0.000668529995892</text:p>
          </table:table-cell>
          <table:table-cell office:value-type="float" office:value="0.000138122006319463" calcext:value-type="float">
            <text:p>0.000138122006319</text:p>
          </table:table-cell>
          <table:table-cell office:value-type="float" office:value="12800" calcext:value-type="float">
            <text:p>12800</text:p>
          </table:table-cell>
          <table:table-cell office:value-type="float" office:value="0.0823883970006136" calcext:value-type="float">
            <text:p>0.082388397000614</text:p>
          </table:table-cell>
          <table:table-cell office:value-type="float" office:value="0.00152157060074387" calcext:value-type="float">
            <text:p>0.001521570600744</text:p>
          </table:table-cell>
          <table:table-cell office:value-type="string" calcext:value-type="string">
            <text:p>Conv</text:p>
          </table:table-cell>
          <table:table-cell office:value-type="float" office:value="4640" calcext:value-type="float">
            <text:p>4640</text:p>
          </table:table-cell>
          <table:table-cell office:value-type="float" office:value="5040" calcext:value-type="float">
            <text:p>5040</text:p>
          </table:table-cell>
          <table:table-cell office:value-type="float" office:value="0.000065" calcext:value-type="float">
            <text:p>6.5E-05</text:p>
          </table:table-cell>
          <table:table-cell table:formula="of:=(SUM([.$N$4:.N16])-[.B16])/[.B16]" office:value-type="float" office:value="-0.586401194224853" calcext:value-type="float">
            <text:p>-0.586401194224853</text:p>
          </table:table-cell>
          <table:table-cell table:formula="of:=ABS([.O16])" office:value-type="float" office:value="0.586401194224853" calcext:value-type="float">
            <text:p>0.586401194224853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4_add-add_0</text:p>
          </table:table-cell>
          <table:table-cell office:value-type="float" office:value="0.0113480195999728" calcext:value-type="float">
            <text:p>0.011348019599973</text:p>
          </table:table-cell>
          <table:table-cell office:value-type="float" office:value="0.151953357202001" calcext:value-type="float">
            <text:p>0.151953357202001</text:p>
          </table:table-cell>
          <table:table-cell office:value-type="float" office:value="0.9318" calcext:value-type="float">
            <text:p>0.9318</text:p>
          </table:table-cell>
          <table:table-cell office:value-type="float" office:value="3.8" calcext:value-type="float">
            <text:p>3.8</text:p>
          </table:table-cell>
          <table:table-cell office:value-type="float" office:value="0.000459885995951481" calcext:value-type="float">
            <text:p>0.000459885995951</text:p>
          </table:table-cell>
          <table:table-cell office:value-type="float" office:value="0.000128491003124509" calcext:value-type="float">
            <text:p>0.000128491003125</text:p>
          </table:table-cell>
          <table:table-cell office:value-type="float" office:value="12800" calcext:value-type="float">
            <text:p>12800</text:p>
          </table:table-cell>
          <table:table-cell office:value-type="float" office:value="0.0705956060046447" calcext:value-type="float">
            <text:p>0.070595606004645</text:p>
          </table:table-cell>
          <table:table-cell office:value-type="float" office:value="0.0027602173955529" calcext:value-type="float">
            <text:p>0.002760217395553</text:p>
          </table:table-cell>
          <table:table-cell office:value-type="string" calcext:value-type="string">
            <text:p>Add</text:p>
          </table:table-cell>
          <table:table-cell office:value-type="float" office:value="15008" calcext:value-type="float">
            <text:p>15008</text:p>
          </table:table-cell>
          <table:table-cell office:value-type="float" office:value="358592" calcext:value-type="float">
            <text:p>358592</text:p>
          </table:table-cell>
          <table:table-cell office:value-type="float" office:value="0.000226" calcext:value-type="float">
            <text:p>0.000226</text:p>
          </table:table-cell>
          <table:table-cell table:formula="of:=(SUM([.$N$4:.N17])-[.B17])/[.B17]" office:value-type="float" office:value="-0.655182125345519" calcext:value-type="float">
            <text:p>-0.655182125345519</text:p>
          </table:table-cell>
          <table:table-cell table:formula="of:=ABS([.O17])" office:value-type="float" office:value="0.655182125345519" calcext:value-type="float">
            <text:p>0.65518212534551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5_add-add_0</text:p>
          </table:table-cell>
          <table:table-cell office:value-type="float" office:value="0.0103320002017426" calcext:value-type="float">
            <text:p>0.010332000201743</text:p>
          </table:table-cell>
          <table:table-cell office:value-type="float" office:value="0.159330439202313" calcext:value-type="float">
            <text:p>0.159330439202313</text:p>
          </table:table-cell>
          <table:table-cell office:value-type="float" office:value="0.9468" calcext:value-type="float">
            <text:p>0.9468</text:p>
          </table:table-cell>
          <table:table-cell office:value-type="float" office:value="4" calcext:value-type="float">
            <text:p>4</text:p>
          </table:table-cell>
          <table:table-cell office:value-type="float" office:value="0.000416370996390469" calcext:value-type="float">
            <text:p>0.00041637099639</text:p>
          </table:table-cell>
          <table:table-cell office:value-type="float" office:value="0.000127901999803726" calcext:value-type="float">
            <text:p>0.000127901999804</text:p>
          </table:table-cell>
          <table:table-cell office:value-type="float" office:value="12800" calcext:value-type="float">
            <text:p>12800</text:p>
          </table:table-cell>
          <table:table-cell office:value-type="float" office:value="0.0591743249970023" calcext:value-type="float">
            <text:p>0.059174324997002</text:p>
          </table:table-cell>
          <table:table-cell office:value-type="float" office:value="0.00213017979986034" calcext:value-type="float">
            <text:p>0.00213017979986</text:p>
          </table:table-cell>
          <table:table-cell office:value-type="string" calcext:value-type="string">
            <text:p>Add</text:p>
          </table:table-cell>
          <table:table-cell office:value-type="float" office:value="14432" calcext:value-type="float">
            <text:p>14432</text:p>
          </table:table-cell>
          <table:table-cell office:value-type="float" office:value="358016" calcext:value-type="float">
            <text:p>358016</text:p>
          </table:table-cell>
          <table:table-cell office:value-type="float" office:value="0.000175" calcext:value-type="float">
            <text:p>0.000175</text:p>
          </table:table-cell>
          <table:table-cell table:formula="of:=(SUM([.$N$4:.N18])-[.B18])/[.B18]" office:value-type="float" office:value="-0.604336051086168" calcext:value-type="float">
            <text:p>-0.604336051086168</text:p>
          </table:table-cell>
          <table:table-cell table:formula="of:=ABS([.O18])" office:value-type="float" office:value="0.604336051086168" calcext:value-type="float">
            <text:p>0.604336051086168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6_expand_BN-FusedBatchNormV3_0</text:p>
          </table:table-cell>
          <table:table-cell office:value-type="float" office:value="0.0116774576017633" calcext:value-type="float">
            <text:p>0.011677457601763</text:p>
          </table:table-cell>
          <table:table-cell office:value-type="float" office:value="0.1375344546017" calcext:value-type="float">
            <text:p>0.1375344546017</text:p>
          </table:table-cell>
          <table:table-cell office:value-type="float" office:value="0.9468" calcext:value-type="float">
            <text:p>0.9468</text:p>
          </table:table-cell>
          <table:table-cell office:value-type="float" office:value="3.8" calcext:value-type="float">
            <text:p>3.8</text:p>
          </table:table-cell>
          <table:table-cell office:value-type="float" office:value="0.000746882004023064" calcext:value-type="float">
            <text:p>0.000746882004023</text:p>
          </table:table-cell>
          <table:table-cell office:value-type="float" office:value="0.000368713997886516" calcext:value-type="float">
            <text:p>0.000368713997887</text:p>
          </table:table-cell>
          <table:table-cell office:value-type="float" office:value="76800" calcext:value-type="float">
            <text:p>76800</text:p>
          </table:table-cell>
          <table:table-cell office:value-type="float" office:value="0.0635753200040199" calcext:value-type="float">
            <text:p>0.06357532000402</text:p>
          </table:table-cell>
          <table:table-cell office:value-type="float" office:value="0.00148158540105214" calcext:value-type="float">
            <text:p>0.001481585401052</text:p>
          </table:table-cell>
          <table:table-cell office:value-type="string" calcext:value-type="string">
            <text:p>Conv</text:p>
          </table:table-cell>
          <table:table-cell office:value-type="float" office:value="6336" calcext:value-type="float">
            <text:p>633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table:formula="of:=(SUM([.$N$4:.N19])-[.B19])/[.B19]" office:value-type="float" office:value="-0.649923798534477" calcext:value-type="float">
            <text:p>-0.649923798534477</text:p>
          </table:table-cell>
          <table:table-cell table:formula="of:=ABS([.O19])" office:value-type="float" office:value="0.649923798534477" calcext:value-type="float">
            <text:p>0.649923798534477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6_pad-Pad_0</text:p>
          </table:table-cell>
          <table:table-cell office:value-type="float" office:value="0.0149871032001101" calcext:value-type="float">
            <text:p>0.01498710320011</text:p>
          </table:table-cell>
          <table:table-cell office:value-type="float" office:value="0.155139633602812" calcext:value-type="float">
            <text:p>0.155139633602812</text:p>
          </table:table-cell>
          <table:table-cell office:value-type="float" office:value="0.9358" calcext:value-type="float">
            <text:p>0.9358</text:p>
          </table:table-cell>
          <table:table-cell office:value-type="float" office:value="3.8" calcext:value-type="float">
            <text:p>3.8</text:p>
          </table:table-cell>
          <table:table-cell office:value-type="float" office:value="0.000711567998223472" calcext:value-type="float">
            <text:p>0.000711567998223</text:p>
          </table:table-cell>
          <table:table-cell office:value-type="float" office:value="0.000366726999345701" calcext:value-type="float">
            <text:p>0.000366726999346</text:p>
          </table:table-cell>
          <table:table-cell office:value-type="float" office:value="84672" calcext:value-type="float">
            <text:p>84672</text:p>
          </table:table-cell>
          <table:table-cell office:value-type="float" office:value="0.0608994049980538" calcext:value-type="float">
            <text:p>0.060899404998054</text:p>
          </table:table-cell>
          <table:table-cell office:value-type="float" office:value="0.00132526479574153" calcext:value-type="float">
            <text:p>0.001325264795742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0.00025" calcext:value-type="float">
            <text:p>0.00025</text:p>
          </table:table-cell>
          <table:table-cell table:formula="of:=(SUM([.$N$4:.N20])-[.B20])/[.B20]" office:value-type="float" office:value="-0.710551135727942" calcext:value-type="float">
            <text:p>-0.710551135727942</text:p>
          </table:table-cell>
          <table:table-cell table:formula="of:=ABS([.O20])" office:value-type="float" office:value="0.710551135727942" calcext:value-type="float">
            <text:p>0.710551135727942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6_depthwise_BN-FusedBatchNormV3_0</text:p>
          </table:table-cell>
          <table:table-cell office:value-type="float" office:value="0.013983665399428" calcext:value-type="float">
            <text:p>0.013983665399428</text:p>
          </table:table-cell>
          <table:table-cell office:value-type="float" office:value="0.137817285000347" calcext:value-type="float">
            <text:p>0.137817285000347</text:p>
          </table:table-cell>
          <table:table-cell office:value-type="float" office:value="0.9516" calcext:value-type="float">
            <text:p>0.9516</text:p>
          </table:table-cell>
          <table:table-cell office:value-type="float" office:value="4" calcext:value-type="float">
            <text:p>4</text:p>
          </table:table-cell>
          <table:table-cell office:value-type="float" office:value="0.000482567003928125" calcext:value-type="float">
            <text:p>0.000482567003928</text:p>
          </table:table-cell>
          <table:table-cell office:value-type="float" office:value="0.000169423001352698" calcext:value-type="float">
            <text:p>0.000169423001353</text:p>
          </table:table-cell>
          <table:table-cell office:value-type="float" office:value="19200" calcext:value-type="float">
            <text:p>19200</text:p>
          </table:table-cell>
          <table:table-cell office:value-type="float" office:value="0.0646568239972112" calcext:value-type="float">
            <text:p>0.064656823997211</text:p>
          </table:table-cell>
          <table:table-cell office:value-type="float" office:value="0.0012030672020046" calcext:value-type="float">
            <text:p>0.001203067202005</text:p>
          </table:table-cell>
          <table:table-cell office:value-type="string" calcext:value-type="string">
            <text:p>Conv</text:p>
          </table:table-cell>
          <table:table-cell office:value-type="float" office:value="1920" calcext:value-type="float">
            <text:p>1920</text:p>
          </table:table-cell>
          <table:table-cell office:value-type="float" office:value="331776" calcext:value-type="float">
            <text:p>331776</text:p>
          </table:table-cell>
          <table:table-cell office:value-type="float" office:value="0" calcext:value-type="float">
            <text:p>0</text:p>
          </table:table-cell>
          <table:table-cell table:formula="of:=(SUM([.$N$4:.N21])-[.B21])/[.B21]" office:value-type="float" office:value="-0.689780906787326" calcext:value-type="float">
            <text:p>-0.689780906787326</text:p>
          </table:table-cell>
          <table:table-cell table:formula="of:=ABS([.O21])" office:value-type="float" office:value="0.689780906787326" calcext:value-type="float">
            <text:p>0.689780906787326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6_project_BN-FusedBatchNormV3_0</text:p>
          </table:table-cell>
          <table:table-cell office:value-type="float" office:value="0.0130896613976802" calcext:value-type="float">
            <text:p>0.01308966139768</text:p>
          </table:table-cell>
          <table:table-cell office:value-type="float" office:value="0.145410210202681" calcext:value-type="float">
            <text:p>0.145410210202681</text:p>
          </table:table-cell>
          <table:table-cell office:value-type="float" office:value="0.9508" calcext:value-type="float">
            <text:p>0.9508</text:p>
          </table:table-cell>
          <table:table-cell office:value-type="float" office:value="3.8" calcext:value-type="float">
            <text:p>3.8</text:p>
          </table:table-cell>
          <table:table-cell office:value-type="float" office:value="0.000370406996808015" calcext:value-type="float">
            <text:p>0.000370406996808</text:p>
          </table:table-cell>
          <table:table-cell office:value-type="float" office:value="0.000129198997456115" calcext:value-type="float">
            <text:p>0.000129198997456</text:p>
          </table:table-cell>
          <table:table-cell office:value-type="float" office:value="6400" calcext:value-type="float">
            <text:p>6400</text:p>
          </table:table-cell>
          <table:table-cell office:value-type="float" office:value="0.0694303049967857" calcext:value-type="float">
            <text:p>0.069430304996786</text:p>
          </table:table-cell>
          <table:table-cell office:value-type="float" office:value="0.00152846200362546" calcext:value-type="float">
            <text:p>0.001528462003625</text:p>
          </table:table-cell>
          <table:table-cell office:value-type="string" calcext:value-type="string">
            <text:p>Conv</text:p>
          </table:table-cell>
          <table:table-cell office:value-type="float" office:value="12352" calcext:value-type="float">
            <text:p>12352</text:p>
          </table:table-cell>
          <table:table-cell office:value-type="float" office:value="12864" calcext:value-type="float">
            <text:p>12864</text:p>
          </table:table-cell>
          <table:table-cell office:value-type="float" office:value="0.000031" calcext:value-type="float">
            <text:p>3.1E-05</text:p>
          </table:table-cell>
          <table:table-cell table:formula="of:=(SUM([.$N$4:.N22])-[.B22])/[.B22]" office:value-type="float" office:value="-0.66622513239538" calcext:value-type="float">
            <text:p>-0.66622513239538</text:p>
          </table:table-cell>
          <table:table-cell table:formula="of:=ABS([.O22])" office:value-type="float" office:value="0.66622513239538" calcext:value-type="float">
            <text:p>0.66622513239538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7_add-add_0</text:p>
          </table:table-cell>
          <table:table-cell office:value-type="float" office:value="0.0138785114017082" calcext:value-type="float">
            <text:p>0.013878511401708</text:p>
          </table:table-cell>
          <table:table-cell office:value-type="float" office:value="0.148900568399404" calcext:value-type="float">
            <text:p>0.148900568399404</text:p>
          </table:table-cell>
          <table:table-cell office:value-type="float" office:value="0.9406" calcext:value-type="float">
            <text:p>0.9406</text:p>
          </table:table-cell>
          <table:table-cell office:value-type="float" office:value="3.8" calcext:value-type="float">
            <text:p>3.8</text:p>
          </table:table-cell>
          <table:table-cell office:value-type="float" office:value="0.000362655002390966" calcext:value-type="float">
            <text:p>0.000362655002391</text:p>
          </table:table-cell>
          <table:table-cell office:value-type="float" office:value="0.000117066992970649" calcext:value-type="float">
            <text:p>0.000117066992971</text:p>
          </table:table-cell>
          <table:table-cell office:value-type="float" office:value="6400" calcext:value-type="float">
            <text:p>6400</text:p>
          </table:table-cell>
          <table:table-cell office:value-type="float" office:value="0.0611861379948095" calcext:value-type="float">
            <text:p>0.06118613799481</text:p>
          </table:table-cell>
          <table:table-cell office:value-type="float" office:value="0.00255638020171318" calcext:value-type="float">
            <text:p>0.002556380201713</text:p>
          </table:table-cell>
          <table:table-cell office:value-type="string" calcext:value-type="string">
            <text:p>Add</text:p>
          </table:table-cell>
          <table:table-cell office:value-type="float" office:value="54592" calcext:value-type="float">
            <text:p>54592</text:p>
          </table:table-cell>
          <table:table-cell office:value-type="float" office:value="1386112" calcext:value-type="float">
            <text:p>1386112</text:p>
          </table:table-cell>
          <table:table-cell office:value-type="float" office:value="0.000203" calcext:value-type="float">
            <text:p>0.000203</text:p>
          </table:table-cell>
          <table:table-cell table:formula="of:=(SUM([.$N$4:.N23])-[.B23])/[.B23]" office:value-type="float" office:value="-0.670569856689583" calcext:value-type="float">
            <text:p>-0.670569856689583</text:p>
          </table:table-cell>
          <table:table-cell table:formula="of:=ABS([.O23])" office:value-type="float" office:value="0.670569856689583" calcext:value-type="float">
            <text:p>0.670569856689583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8_add-add_0</text:p>
          </table:table-cell>
          <table:table-cell office:value-type="float" office:value="0.0148494176013628" calcext:value-type="float">
            <text:p>0.014849417601363</text:p>
          </table:table-cell>
          <table:table-cell office:value-type="float" office:value="0.119354634800402" calcext:value-type="float">
            <text:p>0.119354634800402</text:p>
          </table:table-cell>
          <table:table-cell office:value-type="float" office:value="0.8882" calcext:value-type="float">
            <text:p>0.8882</text:p>
          </table:table-cell>
          <table:table-cell office:value-type="float" office:value="4" calcext:value-type="float">
            <text:p>4</text:p>
          </table:table-cell>
          <table:table-cell office:value-type="float" office:value="0.000376716001483146" calcext:value-type="float">
            <text:p>0.000376716001483</text:p>
          </table:table-cell>
          <table:table-cell office:value-type="float" office:value="0.000123481004266068" calcext:value-type="float">
            <text:p>0.000123481004266</text:p>
          </table:table-cell>
          <table:table-cell office:value-type="float" office:value="6400" calcext:value-type="float">
            <text:p>6400</text:p>
          </table:table-cell>
          <table:table-cell office:value-type="float" office:value="0.0821859060015413" calcext:value-type="float">
            <text:p>0.082185906001541</text:p>
          </table:table-cell>
          <table:table-cell office:value-type="float" office:value="0.00256310060067335" calcext:value-type="float">
            <text:p>0.002563100600673</text:p>
          </table:table-cell>
          <table:table-cell office:value-type="string" calcext:value-type="string">
            <text:p>Add</text:p>
          </table:table-cell>
          <table:table-cell office:value-type="float" office:value="53440" calcext:value-type="float">
            <text:p>53440</text:p>
          </table:table-cell>
          <table:table-cell office:value-type="float" office:value="1384960" calcext:value-type="float">
            <text:p>1384960</text:p>
          </table:table-cell>
          <table:table-cell office:value-type="float" office:value="0.000158" calcext:value-type="float">
            <text:p>0.000158</text:p>
          </table:table-cell>
          <table:table-cell table:formula="of:=(SUM([.$N$4:.N24])-[.B24])/[.B24]" office:value-type="float" office:value="-0.681468989089114" calcext:value-type="float">
            <text:p>-0.681468989089114</text:p>
          </table:table-cell>
          <table:table-cell table:formula="of:=ABS([.O24])" office:value-type="float" office:value="0.681468989089114" calcext:value-type="float">
            <text:p>0.681468989089114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9_add-add_0</text:p>
          </table:table-cell>
          <table:table-cell office:value-type="float" office:value="0.01659247239877" calcext:value-type="float">
            <text:p>0.01659247239877</text:p>
          </table:table-cell>
          <table:table-cell office:value-type="float" office:value="0.120429909400991" calcext:value-type="float">
            <text:p>0.120429909400991</text:p>
          </table:table-cell>
          <table:table-cell office:value-type="float" office:value="0.9084" calcext:value-type="float">
            <text:p>0.9084</text:p>
          </table:table-cell>
          <table:table-cell office:value-type="float" office:value="4.2" calcext:value-type="float">
            <text:p>4.2</text:p>
          </table:table-cell>
          <table:table-cell office:value-type="float" office:value="0.000363763996574562" calcext:value-type="float">
            <text:p>0.000363763996575</text:p>
          </table:table-cell>
          <table:table-cell office:value-type="float" office:value="0.000111830006062519" calcext:value-type="float">
            <text:p>0.000111830006063</text:p>
          </table:table-cell>
          <table:table-cell office:value-type="float" office:value="6400" calcext:value-type="float">
            <text:p>6400</text:p>
          </table:table-cell>
          <table:table-cell office:value-type="float" office:value="0.077567939995788" calcext:value-type="float">
            <text:p>0.077567939995788</text:p>
          </table:table-cell>
          <table:table-cell office:value-type="float" office:value="0.00226954080135329" calcext:value-type="float">
            <text:p>0.002269540801353</text:p>
          </table:table-cell>
          <table:table-cell office:value-type="string" calcext:value-type="string">
            <text:p>Add</text:p>
          </table:table-cell>
          <table:table-cell office:value-type="float" office:value="53440" calcext:value-type="float">
            <text:p>53440</text:p>
          </table:table-cell>
          <table:table-cell office:value-type="float" office:value="1384960" calcext:value-type="float">
            <text:p>1384960</text:p>
          </table:table-cell>
          <table:table-cell office:value-type="float" office:value="0.000158" calcext:value-type="float">
            <text:p>0.000158</text:p>
          </table:table-cell>
          <table:table-cell table:formula="of:=(SUM([.$N$4:.N25])-[.B25])/[.B25]" office:value-type="float" office:value="-0.705408580317281" calcext:value-type="float">
            <text:p>-0.705408580317281</text:p>
          </table:table-cell>
          <table:table-cell table:formula="of:=ABS([.O25])" office:value-type="float" office:value="0.705408580317281" calcext:value-type="float">
            <text:p>0.705408580317281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0_expand_BN-FusedBatchNormV3_0</text:p>
          </table:table-cell>
          <table:table-cell office:value-type="float" office:value="0.0177501413985738" calcext:value-type="float">
            <text:p>0.017750141398574</text:p>
          </table:table-cell>
          <table:table-cell office:value-type="float" office:value="0.125750149600208" calcext:value-type="float">
            <text:p>0.125750149600208</text:p>
          </table:table-cell>
          <table:table-cell office:value-type="float" office:value="0.9092" calcext:value-type="float">
            <text:p>0.9092</text:p>
          </table:table-cell>
          <table:table-cell office:value-type="float" office:value="3.4" calcext:value-type="float">
            <text:p>3.4</text:p>
          </table:table-cell>
          <table:table-cell office:value-type="float" office:value="0.000506060998304747" calcext:value-type="float">
            <text:p>0.000506060998305</text:p>
          </table:table-cell>
          <table:table-cell office:value-type="float" office:value="0.00021151099645067" calcext:value-type="float">
            <text:p>0.000211510996451</text:p>
          </table:table-cell>
          <table:table-cell office:value-type="float" office:value="38400" calcext:value-type="float">
            <text:p>38400</text:p>
          </table:table-cell>
          <table:table-cell office:value-type="float" office:value="0.0746523039997555" calcext:value-type="float">
            <text:p>0.074652303999756</text:p>
          </table:table-cell>
          <table:table-cell office:value-type="float" office:value="0.00140717640024377" calcext:value-type="float">
            <text:p>0.001407176400244</text:p>
          </table:table-cell>
          <table:table-cell office:value-type="string" calcext:value-type="string">
            <text:p>Conv</text:p>
          </table:table-cell>
          <table:table-cell office:value-type="float" office:value="24960" calcext:value-type="float">
            <text:p>2496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formula="of:=(SUM([.$N$4:.N26])-[.B26])/[.B26]" office:value-type="float" office:value="-0.724621912003881" calcext:value-type="float">
            <text:p>-0.724621912003881</text:p>
          </table:table-cell>
          <table:table-cell table:formula="of:=ABS([.O26])" office:value-type="float" office:value="0.724621912003881" calcext:value-type="float">
            <text:p>0.724621912003881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0_depthwise_BN-FusedBatchNormV3_0</text:p>
          </table:table-cell>
          <table:table-cell office:value-type="float" office:value="0.0174856291996548" calcext:value-type="float">
            <text:p>0.017485629199655</text:p>
          </table:table-cell>
          <table:table-cell office:value-type="float" office:value="0.144127066800138" calcext:value-type="float">
            <text:p>0.144127066800138</text:p>
          </table:table-cell>
          <table:table-cell office:value-type="float" office:value="0.9448" calcext:value-type="float">
            <text:p>0.9448</text:p>
          </table:table-cell>
          <table:table-cell office:value-type="float" office:value="3.6" calcext:value-type="float">
            <text:p>3.6</text:p>
          </table:table-cell>
          <table:table-cell office:value-type="float" office:value="0.000474026004667394" calcext:value-type="float">
            <text:p>0.000474026004667</text:p>
          </table:table-cell>
          <table:table-cell office:value-type="float" office:value="0.000208211997232866" calcext:value-type="float">
            <text:p>0.000208211997233</text:p>
          </table:table-cell>
          <table:table-cell office:value-type="float" office:value="38400" calcext:value-type="float">
            <text:p>38400</text:p>
          </table:table-cell>
          <table:table-cell office:value-type="float" office:value="0.0803893230040558" calcext:value-type="float">
            <text:p>0.080389323004056</text:p>
          </table:table-cell>
          <table:table-cell office:value-type="float" office:value="0.00151606280123815" calcext:value-type="float">
            <text:p>0.001516062801238</text:p>
          </table:table-cell>
          <table:table-cell office:value-type="string" calcext:value-type="string">
            <text:p>Conv</text:p>
          </table:table-cell>
          <table:table-cell office:value-type="float" office:value="3840" calcext:value-type="float">
            <text:p>3840</text:p>
          </table:table-cell>
          <table:table-cell office:value-type="float" office:value="1328256" calcext:value-type="float">
            <text:p>1328256</text:p>
          </table:table-cell>
          <table:table-cell office:value-type="float" office:value="0.000061" calcext:value-type="float">
            <text:p>6.1E-05</text:p>
          </table:table-cell>
          <table:table-cell table:formula="of:=(SUM([.$N$4:.N27])-[.B27])/[.B27]" office:value-type="float" office:value="-0.716967577003308" calcext:value-type="float">
            <text:p>-0.716967577003308</text:p>
          </table:table-cell>
          <table:table-cell table:formula="of:=ABS([.O27])" office:value-type="float" office:value="0.716967577003308" calcext:value-type="float">
            <text:p>0.716967577003308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0_project_BN-FusedBatchNormV3_0</text:p>
          </table:table-cell>
          <table:table-cell office:value-type="float" office:value="0.0183620862007956" calcext:value-type="float">
            <text:p>0.018362086200796</text:p>
          </table:table-cell>
          <table:table-cell office:value-type="float" office:value="0.142659719800577" calcext:value-type="float">
            <text:p>0.142659719800577</text:p>
          </table:table-cell>
          <table:table-cell office:value-type="float" office:value="0.9384" calcext:value-type="float">
            <text:p>0.9384</text:p>
          </table:table-cell>
          <table:table-cell office:value-type="float" office:value="4" calcext:value-type="float">
            <text:p>4</text:p>
          </table:table-cell>
          <table:table-cell office:value-type="float" office:value="0.000409455999033526" calcext:value-type="float">
            <text:p>0.000409455999034</text:p>
          </table:table-cell>
          <table:table-cell office:value-type="float" office:value="0.000126503000501543" calcext:value-type="float">
            <text:p>0.000126503000502</text:p>
          </table:table-cell>
          <table:table-cell office:value-type="float" office:value="9600" calcext:value-type="float">
            <text:p>9600</text:p>
          </table:table-cell>
          <table:table-cell office:value-type="float" office:value="0.0824235010004486" calcext:value-type="float">
            <text:p>0.082423501000449</text:p>
          </table:table-cell>
          <table:table-cell office:value-type="float" office:value="0.00166285879531642" calcext:value-type="float">
            <text:p>0.001662858795316</text:p>
          </table:table-cell>
          <table:table-cell office:value-type="string" calcext:value-type="string">
            <text:p>Conv</text:p>
          </table:table-cell>
          <table:table-cell office:value-type="float" office:value="36960" calcext:value-type="float">
            <text:p>36960</text:p>
          </table:table-cell>
          <table:table-cell office:value-type="float" office:value="38016" calcext:value-type="float">
            <text:p>38016</text:p>
          </table:table-cell>
          <table:table-cell office:value-type="float" office:value="0.000036" calcext:value-type="float">
            <text:p>3.6E-05</text:p>
          </table:table-cell>
          <table:table-cell table:formula="of:=(SUM([.$N$4:.N28])-[.B28])/[.B28]" office:value-type="float" office:value="-0.728516686748589" calcext:value-type="float">
            <text:p>-0.728516686748589</text:p>
          </table:table-cell>
          <table:table-cell table:formula="of:=ABS([.O28])" office:value-type="float" office:value="0.728516686748589" calcext:value-type="float">
            <text:p>0.72851668674858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1_add-add_0</text:p>
          </table:table-cell>
          <table:table-cell office:value-type="float" office:value="0.0193539626008715" calcext:value-type="float">
            <text:p>0.019353962600872</text:p>
          </table:table-cell>
          <table:table-cell office:value-type="float" office:value="0.109726469000452" calcext:value-type="float">
            <text:p>0.109726469000452</text:p>
          </table:table-cell>
          <table:table-cell office:value-type="float" office:value="0.9148" calcext:value-type="float">
            <text:p>0.9148</text:p>
          </table:table-cell>
          <table:table-cell office:value-type="float" office:value="4" calcext:value-type="float">
            <text:p>4</text:p>
          </table:table-cell>
          <table:table-cell office:value-type="float" office:value="0.000376105999748688" calcext:value-type="float">
            <text:p>0.000376105999749</text:p>
          </table:table-cell>
          <table:table-cell office:value-type="float" office:value="0.000144795994856395" calcext:value-type="float">
            <text:p>0.000144795994856</text:p>
          </table:table-cell>
          <table:table-cell office:value-type="float" office:value="9600" calcext:value-type="float">
            <text:p>9600</text:p>
          </table:table-cell>
          <table:table-cell office:value-type="float" office:value="0.0825346419951529" calcext:value-type="float">
            <text:p>0.082534641995153</text:p>
          </table:table-cell>
          <table:table-cell office:value-type="float" office:value="0.00307969840068836" calcext:value-type="float">
            <text:p>0.003079698400688</text:p>
          </table:table-cell>
          <table:table-cell office:value-type="string" calcext:value-type="string">
            <text:p>Add</text:p>
          </table:table-cell>
          <table:table-cell office:value-type="float" office:value="118752" calcext:value-type="float">
            <text:p>118752</text:p>
          </table:table-cell>
          <table:table-cell office:value-type="float" office:value="3111360" calcext:value-type="float">
            <text:p>3111360</text:p>
          </table:table-cell>
          <table:table-cell office:value-type="float" office:value="0.000354" calcext:value-type="float">
            <text:p>0.000354</text:p>
          </table:table-cell>
          <table:table-cell table:formula="of:=(SUM([.$N$4:.N29])-[.B29])/[.B29]" office:value-type="float" office:value="-0.724139179655147" calcext:value-type="float">
            <text:p>-0.724139179655147</text:p>
          </table:table-cell>
          <table:table-cell table:formula="of:=ABS([.O29])" office:value-type="float" office:value="0.724139179655147" calcext:value-type="float">
            <text:p>0.724139179655147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2_add-add_0</text:p>
          </table:table-cell>
          <table:table-cell office:value-type="float" office:value="0.0228012859995943" calcext:value-type="float">
            <text:p>0.022801285999594</text:p>
          </table:table-cell>
          <table:table-cell office:value-type="float" office:value="0.0923557408008492" calcext:value-type="float">
            <text:p>0.092355740800849</text:p>
          </table:table-cell>
          <table:table-cell office:value-type="float" office:value="0.9434" calcext:value-type="float">
            <text:p>0.9434</text:p>
          </table:table-cell>
          <table:table-cell office:value-type="float" office:value="4" calcext:value-type="float">
            <text:p>4</text:p>
          </table:table-cell>
          <table:table-cell office:value-type="float" office:value="0.000394853996112943" calcext:value-type="float">
            <text:p>0.000394853996113</text:p>
          </table:table-cell>
          <table:table-cell office:value-type="float" office:value="0.000118693002150394" calcext:value-type="float">
            <text:p>0.00011869300215</text:p>
          </table:table-cell>
          <table:table-cell office:value-type="float" office:value="9600" calcext:value-type="float">
            <text:p>9600</text:p>
          </table:table-cell>
          <table:table-cell office:value-type="float" office:value="0.0835960249969503" calcext:value-type="float">
            <text:p>0.08359602499695</text:p>
          </table:table-cell>
          <table:table-cell office:value-type="float" office:value="0.00280410560080782" calcext:value-type="float">
            <text:p>0.002804105600808</text:p>
          </table:table-cell>
          <table:table-cell office:value-type="string" calcext:value-type="string">
            <text:p>Add</text:p>
          </table:table-cell>
          <table:table-cell office:value-type="float" office:value="117024" calcext:value-type="float">
            <text:p>117024</text:p>
          </table:table-cell>
          <table:table-cell office:value-type="float" office:value="3109632" calcext:value-type="float">
            <text:p>3109632</text:p>
          </table:table-cell>
          <table:table-cell office:value-type="float" office:value="0.000265" calcext:value-type="float">
            <text:p>0.000265</text:p>
          </table:table-cell>
          <table:table-cell table:formula="of:=(SUM([.$N$4:.N30])-[.B30])/[.B30]" office:value-type="float" office:value="-0.754224388918251" calcext:value-type="float">
            <text:p>-0.754224388918251</text:p>
          </table:table-cell>
          <table:table-cell table:formula="of:=ABS([.O30])" office:value-type="float" office:value="0.754224388918251" calcext:value-type="float">
            <text:p>0.754224388918251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3_expand_BN-FusedBatchNormV3_0</text:p>
          </table:table-cell>
          <table:table-cell office:value-type="float" office:value="0.0239220764007769" calcext:value-type="float">
            <text:p>0.023922076400777</text:p>
          </table:table-cell>
          <table:table-cell office:value-type="float" office:value="0.0994868669993594" calcext:value-type="float">
            <text:p>0.099486866999359</text:p>
          </table:table-cell>
          <table:table-cell office:value-type="float" office:value="0.9208" calcext:value-type="float">
            <text:p>0.9208</text:p>
          </table:table-cell>
          <table:table-cell office:value-type="float" office:value="4" calcext:value-type="float">
            <text:p>4</text:p>
          </table:table-cell>
          <table:table-cell office:value-type="float" office:value="0.000654114002827555" calcext:value-type="float">
            <text:p>0.000654114002828</text:p>
          </table:table-cell>
          <table:table-cell office:value-type="float" office:value="0.000352240997017361" calcext:value-type="float">
            <text:p>0.000352240997017</text:p>
          </table:table-cell>
          <table:table-cell office:value-type="float" office:value="57600" calcext:value-type="float">
            <text:p>57600</text:p>
          </table:table-cell>
          <table:table-cell office:value-type="float" office:value="0.0611803710053209" calcext:value-type="float">
            <text:p>0.061180371005321</text:p>
          </table:table-cell>
          <table:table-cell office:value-type="float" office:value="0.00166520539933117" calcext:value-type="float">
            <text:p>0.001665205399331</text:p>
          </table:table-cell>
          <table:table-cell office:value-type="string" calcext:value-type="string">
            <text:p>Conv</text:p>
          </table:table-cell>
          <table:table-cell office:value-type="float" office:value="55872" calcext:value-type="float">
            <text:p>55872</text:p>
          </table:table-cell>
          <table:table-cell office:value-type="float" office:value="55296" calcext:value-type="float">
            <text:p>55296</text:p>
          </table:table-cell>
          <table:table-cell office:value-type="float" office:value="0" calcext:value-type="float">
            <text:p>0</text:p>
          </table:table-cell>
          <table:table-cell table:formula="of:=(SUM([.$N$4:.N31])-[.B31])/[.B31]" office:value-type="float" office:value="-0.765739398783209" calcext:value-type="float">
            <text:p>-0.765739398783209</text:p>
          </table:table-cell>
          <table:table-cell table:formula="of:=ABS([.O31])" office:value-type="float" office:value="0.765739398783209" calcext:value-type="float">
            <text:p>0.76573939878320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3_pad-Pad_0</text:p>
          </table:table-cell>
          <table:table-cell office:value-type="float" office:value="0.0249078751992783" calcext:value-type="float">
            <text:p>0.024907875199278</text:p>
          </table:table-cell>
          <table:table-cell office:value-type="float" office:value="0.125643726998533" calcext:value-type="float">
            <text:p>0.125643726998533</text:p>
          </table:table-cell>
          <table:table-cell office:value-type="float" office:value="0.9386" calcext:value-type="float">
            <text:p>0.9386</text:p>
          </table:table-cell>
          <table:table-cell office:value-type="float" office:value="4" calcext:value-type="float">
            <text:p>4</text:p>
          </table:table-cell>
          <table:table-cell office:value-type="float" office:value="0.000733271001081448" calcext:value-type="float">
            <text:p>0.000733271001081</text:p>
          </table:table-cell>
          <table:table-cell office:value-type="float" office:value="0.000301271000353154" calcext:value-type="float">
            <text:p>0.000301271000353</text:p>
          </table:table-cell>
          <table:table-cell office:value-type="float" office:value="69696" calcext:value-type="float">
            <text:p>69696</text:p>
          </table:table-cell>
          <table:table-cell office:value-type="float" office:value="0.0587318760008202" calcext:value-type="float">
            <text:p>0.05873187600082</text:p>
          </table:table-cell>
          <table:table-cell office:value-type="float" office:value="0.00143962680012919" calcext:value-type="float">
            <text:p>0.001439626800129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0.000319" calcext:value-type="float">
            <text:p>0.000319</text:p>
          </table:table-cell>
          <table:table-cell table:formula="of:=(SUM([.$N$4:.N32])-[.B32])/[.B32]" office:value-type="float" office:value="-0.762203722613336" calcext:value-type="float">
            <text:p>-0.762203722613336</text:p>
          </table:table-cell>
          <table:table-cell table:formula="of:=ABS([.O32])" office:value-type="float" office:value="0.762203722613336" calcext:value-type="float">
            <text:p>0.762203722613336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3_depthwise_BN-FusedBatchNormV3_0</text:p>
          </table:table-cell>
          <table:table-cell office:value-type="float" office:value="0.0234402587971999" calcext:value-type="float">
            <text:p>0.0234402587972</text:p>
          </table:table-cell>
          <table:table-cell office:value-type="float" office:value="0.0917695786003605" calcext:value-type="float">
            <text:p>0.091769578600361</text:p>
          </table:table-cell>
          <table:table-cell office:value-type="float" office:value="0.9334" calcext:value-type="float">
            <text:p>0.9334</text:p>
          </table:table-cell>
          <table:table-cell office:value-type="float" office:value="4" calcext:value-type="float">
            <text:p>4</text:p>
          </table:table-cell>
          <table:table-cell office:value-type="float" office:value="0.000443743003415875" calcext:value-type="float">
            <text:p>0.000443743003416</text:p>
          </table:table-cell>
          <table:table-cell office:value-type="float" office:value="0.000159136994625442" calcext:value-type="float">
            <text:p>0.000159136994625</text:p>
          </table:table-cell>
          <table:table-cell office:value-type="float" office:value="14400" calcext:value-type="float">
            <text:p>14400</text:p>
          </table:table-cell>
          <table:table-cell office:value-type="float" office:value="0.0595037419989239" calcext:value-type="float">
            <text:p>0.059503741998924</text:p>
          </table:table-cell>
          <table:table-cell office:value-type="float" office:value="0.00130516319768503" calcext:value-type="float">
            <text:p>0.001305163197685</text:p>
          </table:table-cell>
          <table:table-cell office:value-type="string" calcext:value-type="string">
            <text:p>Conv</text:p>
          </table:table-cell>
          <table:table-cell office:value-type="float" office:value="5760" calcext:value-type="float">
            <text:p>5760</text:p>
          </table:table-cell>
          <table:table-cell office:value-type="float" office:value="2985984" calcext:value-type="float">
            <text:p>2985984</text:p>
          </table:table-cell>
          <table:table-cell office:value-type="float" office:value="0" calcext:value-type="float">
            <text:p>0</text:p>
          </table:table-cell>
          <table:table-cell table:formula="of:=(SUM([.$N$4:.N33])-[.B33])/[.B33]" office:value-type="float" office:value="-0.747315076542263" calcext:value-type="float">
            <text:p>-0.747315076542263</text:p>
          </table:table-cell>
          <table:table-cell table:formula="of:=ABS([.O33])" office:value-type="float" office:value="0.747315076542263" calcext:value-type="float">
            <text:p>0.747315076542263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3_project_BN-FusedBatchNormV3_0</text:p>
          </table:table-cell>
          <table:table-cell office:value-type="float" office:value="0.0257908801999292" calcext:value-type="float">
            <text:p>0.025790880199929</text:p>
          </table:table-cell>
          <table:table-cell office:value-type="float" office:value="0.119948573599686" calcext:value-type="float">
            <text:p>0.119948573599686</text:p>
          </table:table-cell>
          <table:table-cell office:value-type="float" office:value="0.8576" calcext:value-type="float">
            <text:p>0.8576</text:p>
          </table:table-cell>
          <table:table-cell office:value-type="float" office:value="4.2" calcext:value-type="float">
            <text:p>4.2</text:p>
          </table:table-cell>
          <table:table-cell office:value-type="float" office:value="0.000366608997865114" calcext:value-type="float">
            <text:p>0.000366608997865</text:p>
          </table:table-cell>
          <table:table-cell office:value-type="float" office:value="0.000105879997136071" calcext:value-type="float">
            <text:p>0.000105879997136</text:p>
          </table:table-cell>
          <table:table-cell office:value-type="float" office:value="4000" calcext:value-type="float">
            <text:p>4000</text:p>
          </table:table-cell>
          <table:table-cell office:value-type="float" office:value="0.0585791500052437" calcext:value-type="float">
            <text:p>0.058579150005244</text:p>
          </table:table-cell>
          <table:table-cell office:value-type="float" office:value="0.00188472299923887" calcext:value-type="float">
            <text:p>0.001884722999239</text:p>
          </table:table-cell>
          <table:table-cell office:value-type="string" calcext:value-type="string">
            <text:p>Conv</text:p>
          </table:table-cell>
          <table:table-cell office:value-type="float" office:value="92320" calcext:value-type="float">
            <text:p>92320</text:p>
          </table:table-cell>
          <table:table-cell office:value-type="float" office:value="93888" calcext:value-type="float">
            <text:p>93888</text:p>
          </table:table-cell>
          <table:table-cell office:value-type="float" office:value="0.000035" calcext:value-type="float">
            <text:p>3.5E-05</text:p>
          </table:table-cell>
          <table:table-cell table:formula="of:=(SUM([.$N$4:.N34])-[.B34])/[.B34]" office:value-type="float" office:value="-0.768988109214809" calcext:value-type="float">
            <text:p>-0.768988109214809</text:p>
          </table:table-cell>
          <table:table-cell table:formula="of:=ABS([.O34])" office:value-type="float" office:value="0.768988109214809" calcext:value-type="float">
            <text:p>0.76898810921480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4_add-add_0</text:p>
          </table:table-cell>
          <table:table-cell office:value-type="float" office:value="0.0296271418003016" calcext:value-type="float">
            <text:p>0.029627141800302</text:p>
          </table:table-cell>
          <table:table-cell office:value-type="float" office:value="0.104392609599745" calcext:value-type="float">
            <text:p>0.104392609599745</text:p>
          </table:table-cell>
          <table:table-cell office:value-type="float" office:value="0.9152" calcext:value-type="float">
            <text:p>0.9152</text:p>
          </table:table-cell>
          <table:table-cell office:value-type="float" office:value="3.6" calcext:value-type="float">
            <text:p>3.6</text:p>
          </table:table-cell>
          <table:table-cell office:value-type="float" office:value="0.000337121004122309" calcext:value-type="float">
            <text:p>0.000337121004122</text:p>
          </table:table-cell>
          <table:table-cell office:value-type="float" office:value="0.000123124998935964" calcext:value-type="float">
            <text:p>0.000123124998936</text:p>
          </table:table-cell>
          <table:table-cell office:value-type="float" office:value="4000" calcext:value-type="float">
            <text:p>4000</text:p>
          </table:table-cell>
          <table:table-cell office:value-type="float" office:value="0.0608496030035894" calcext:value-type="float">
            <text:p>0.06084960300359</text:p>
          </table:table-cell>
          <table:table-cell office:value-type="float" office:value="0.00452149299817393" calcext:value-type="float">
            <text:p>0.004521492998174</text:p>
          </table:table-cell>
          <table:table-cell office:value-type="string" calcext:value-type="string">
            <text:p>Add</text:p>
          </table:table-cell>
          <table:table-cell office:value-type="float" office:value="320800" calcext:value-type="float">
            <text:p>320800</text:p>
          </table:table-cell>
          <table:table-cell office:value-type="float" office:value="8614240" calcext:value-type="float">
            <text:p>8614240</text:p>
          </table:table-cell>
          <table:table-cell office:value-type="float" office:value="0.000293" calcext:value-type="float">
            <text:p>0.000293</text:p>
          </table:table-cell>
          <table:table-cell table:formula="of:=(SUM([.$N$4:.N35])-[.B35])/[.B35]" office:value-type="float" office:value="-0.789011034471899" calcext:value-type="float">
            <text:p>-0.789011034471899</text:p>
          </table:table-cell>
          <table:table-cell table:formula="of:=ABS([.O35])" office:value-type="float" office:value="0.789011034471899" calcext:value-type="float">
            <text:p>0.78901103447189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5_add-add_0</text:p>
          </table:table-cell>
          <table:table-cell office:value-type="float" office:value="0.0350392146021477" calcext:value-type="float">
            <text:p>0.035039214602148</text:p>
          </table:table-cell>
          <table:table-cell office:value-type="float" office:value="0.107369351599482" calcext:value-type="float">
            <text:p>0.107369351599482</text:p>
          </table:table-cell>
          <table:table-cell office:value-type="float" office:value="0.9026" calcext:value-type="float">
            <text:p>0.9026</text:p>
          </table:table-cell>
          <table:table-cell office:value-type="float" office:value="3.6" calcext:value-type="float">
            <text:p>3.6</text:p>
          </table:table-cell>
          <table:table-cell office:value-type="float" office:value="0.000356097996700555" calcext:value-type="float">
            <text:p>0.000356097996701</text:p>
          </table:table-cell>
          <table:table-cell office:value-type="float" office:value="0.000117549003334716" calcext:value-type="float">
            <text:p>0.000117549003335</text:p>
          </table:table-cell>
          <table:table-cell office:value-type="float" office:value="4000" calcext:value-type="float">
            <text:p>4000</text:p>
          </table:table-cell>
          <table:table-cell office:value-type="float" office:value="0.0719200459934655" calcext:value-type="float">
            <text:p>0.071920045993466</text:p>
          </table:table-cell>
          <table:table-cell office:value-type="float" office:value="0.00380617460177746" calcext:value-type="float">
            <text:p>0.003806174601777</text:p>
          </table:table-cell>
          <table:table-cell office:value-type="string" calcext:value-type="string">
            <text:p>Add</text:p>
          </table:table-cell>
          <table:table-cell office:value-type="float" office:value="317920" calcext:value-type="float">
            <text:p>317920</text:p>
          </table:table-cell>
          <table:table-cell office:value-type="float" office:value="8611360" calcext:value-type="float">
            <text:p>8611360</text:p>
          </table:table-cell>
          <table:table-cell office:value-type="float" office:value="0.000221" calcext:value-type="float">
            <text:p>0.000221</text:p>
          </table:table-cell>
          <table:table-cell table:formula="of:=(SUM([.$N$4:.N36])-[.B36])/[.B36]" office:value-type="float" office:value="-0.815292663563204" calcext:value-type="float">
            <text:p>-0.815292663563204</text:p>
          </table:table-cell>
          <table:table-cell table:formula="of:=ABS([.O36])" office:value-type="float" office:value="0.815292663563204" calcext:value-type="float">
            <text:p>0.815292663563204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6_expand_BN-FusedBatchNormV3_0</text:p>
          </table:table-cell>
          <table:table-cell office:value-type="float" office:value="0.0324985359999118" calcext:value-type="float">
            <text:p>0.032498535999912</text:p>
          </table:table-cell>
          <table:table-cell office:value-type="float" office:value="0.0804191251983866" calcext:value-type="float">
            <text:p>0.080419125198387</text:p>
          </table:table-cell>
          <table:table-cell office:value-type="float" office:value="0.8922" calcext:value-type="float">
            <text:p>0.8922</text:p>
          </table:table-cell>
          <table:table-cell office:value-type="float" office:value="3.6" calcext:value-type="float">
            <text:p>3.6</text:p>
          </table:table-cell>
          <table:table-cell office:value-type="float" office:value="0.000469161001092289" calcext:value-type="float">
            <text:p>0.000469161001092</text:p>
          </table:table-cell>
          <table:table-cell office:value-type="float" office:value="0.000252357000135817" calcext:value-type="float">
            <text:p>0.000252357000136</text:p>
          </table:table-cell>
          <table:table-cell office:value-type="float" office:value="24000" calcext:value-type="float">
            <text:p>24000</text:p>
          </table:table-cell>
          <table:table-cell office:value-type="float" office:value="0.0725918600001023" calcext:value-type="float">
            <text:p>0.072591860000102</text:p>
          </table:table-cell>
          <table:table-cell office:value-type="float" office:value="0.00205066680064192" calcext:value-type="float">
            <text:p>0.002050666800642</text:p>
          </table:table-cell>
          <table:table-cell office:value-type="string" calcext:value-type="string">
            <text:p>Conv</text:p>
          </table:table-cell>
          <table:table-cell office:value-type="float" office:value="154560" calcext:value-type="float">
            <text:p>154560</text:p>
          </table:table-cell>
          <table:table-cell office:value-type="float" office:value="153600" calcext:value-type="float">
            <text:p>153600</text:p>
          </table:table-cell>
          <table:table-cell office:value-type="float" office:value="0" calcext:value-type="float">
            <text:p>0</text:p>
          </table:table-cell>
          <table:table-cell table:formula="of:=(SUM([.$N$4:.N37])-[.B37])/[.B37]" office:value-type="float" office:value="-0.800852567635122" calcext:value-type="float">
            <text:p>-0.800852567635122</text:p>
          </table:table-cell>
          <table:table-cell table:formula="of:=ABS([.O37])" office:value-type="float" office:value="0.800852567635122" calcext:value-type="float">
            <text:p>0.800852567635122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6_depthwise_BN-FusedBatchNormV3_0</text:p>
          </table:table-cell>
          <table:table-cell office:value-type="float" office:value="0.0338715498000965" calcext:value-type="float">
            <text:p>0.033871549800097</text:p>
          </table:table-cell>
          <table:table-cell office:value-type="float" office:value="0.0915050281982985" calcext:value-type="float">
            <text:p>0.091505028198299</text:p>
          </table:table-cell>
          <table:table-cell office:value-type="float" office:value="0.9114" calcext:value-type="float">
            <text:p>0.9114</text:p>
          </table:table-cell>
          <table:table-cell office:value-type="float" office:value="4" calcext:value-type="float">
            <text:p>4</text:p>
          </table:table-cell>
          <table:table-cell office:value-type="float" office:value="0.000461289004306309" calcext:value-type="float">
            <text:p>0.000461289004306</text:p>
          </table:table-cell>
          <table:table-cell office:value-type="float" office:value="0.000175544999365229" calcext:value-type="float">
            <text:p>0.000175544999365</text:p>
          </table:table-cell>
          <table:table-cell office:value-type="float" office:value="24000" calcext:value-type="float">
            <text:p>24000</text:p>
          </table:table-cell>
          <table:table-cell office:value-type="float" office:value="0.0685576440009754" calcext:value-type="float">
            <text:p>0.068557644000976</text:p>
          </table:table-cell>
          <table:table-cell office:value-type="float" office:value="0.00147324319841573" calcext:value-type="float">
            <text:p>0.001473243198416</text:p>
          </table:table-cell>
          <table:table-cell office:value-type="string" calcext:value-type="string">
            <text:p>Conv</text:p>
          </table:table-cell>
          <table:table-cell office:value-type="float" office:value="9600" calcext:value-type="float">
            <text:p>9600</text:p>
          </table:table-cell>
          <table:table-cell office:value-type="float" office:value="8297280" calcext:value-type="float">
            <text:p>8297280</text:p>
          </table:table-cell>
          <table:table-cell office:value-type="float" office:value="0.00009" calcext:value-type="float">
            <text:p>9E-05</text:p>
          </table:table-cell>
          <table:table-cell table:formula="of:=(SUM([.$N$4:.N38])-[.B38])/[.B38]" office:value-type="float" office:value="-0.806268091105141" calcext:value-type="float">
            <text:p>-0.806268091105141</text:p>
          </table:table-cell>
          <table:table-cell table:formula="of:=ABS([.O38])" office:value-type="float" office:value="0.806268091105141" calcext:value-type="float">
            <text:p>0.806268091105141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6_project_BN-FusedBatchNormV3_0</text:p>
          </table:table-cell>
          <table:table-cell office:value-type="float" office:value="0.0345513008025591" calcext:value-type="float">
            <text:p>0.034551300802559</text:p>
          </table:table-cell>
          <table:table-cell office:value-type="float" office:value="0.0617034301976673" calcext:value-type="float">
            <text:p>0.061703430197667</text:p>
          </table:table-cell>
          <table:table-cell office:value-type="float" office:value="0.8612" calcext:value-type="float">
            <text:p>0.8612</text:p>
          </table:table-cell>
          <table:table-cell office:value-type="float" office:value="4" calcext:value-type="float">
            <text:p>4</text:p>
          </table:table-cell>
          <table:table-cell office:value-type="float" office:value="0.000403172998630907" calcext:value-type="float">
            <text:p>0.000403172998631</text:p>
          </table:table-cell>
          <table:table-cell office:value-type="float" office:value="0.000135816000693012" calcext:value-type="float">
            <text:p>0.000135816000693</text:p>
          </table:table-cell>
          <table:table-cell office:value-type="float" office:value="8000" calcext:value-type="float">
            <text:p>8000</text:p>
          </table:table-cell>
          <table:table-cell office:value-type="float" office:value="0.060508424998261" calcext:value-type="float">
            <text:p>0.060508424998261</text:p>
          </table:table-cell>
          <table:table-cell office:value-type="float" office:value="0.00323599820112577" calcext:value-type="float">
            <text:p>0.003235998201126</text:p>
          </table:table-cell>
          <table:table-cell office:value-type="string" calcext:value-type="string">
            <text:p>Conv</text:p>
          </table:table-cell>
          <table:table-cell office:value-type="float" office:value="307520" calcext:value-type="float">
            <text:p>307520</text:p>
          </table:table-cell>
          <table:table-cell office:value-type="float" office:value="310080" calcext:value-type="float">
            <text:p>310080</text:p>
          </table:table-cell>
          <table:table-cell office:value-type="float" office:value="0.000035" calcext:value-type="float">
            <text:p>3.5E-05</text:p>
          </table:table-cell>
          <table:table-cell table:formula="of:=(SUM([.$N$4:.N39])-[.B39])/[.B39]" office:value-type="float" office:value="-0.809066522916226" calcext:value-type="float">
            <text:p>-0.809066522916226</text:p>
          </table:table-cell>
          <table:table-cell table:formula="of:=ABS([.O39])" office:value-type="float" office:value="0.809066522916226" calcext:value-type="float">
            <text:p>0.809066522916226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Conv_1-Conv2D_0</text:p>
          </table:table-cell>
          <table:table-cell office:value-type="float" office:value="0.0427142815999105" calcext:value-type="float">
            <text:p>0.042714281599911</text:p>
          </table:table-cell>
          <table:table-cell office:value-type="float" office:value="0.0363842021979508" calcext:value-type="float">
            <text:p>0.036384202197951</text:p>
          </table:table-cell>
          <table:table-cell office:value-type="float" office:value="0.8112" calcext:value-type="float">
            <text:p>0.8112</text:p>
          </table:table-cell>
          <table:table-cell office:value-type="float" office:value="4" calcext:value-type="float">
            <text:p>4</text:p>
          </table:table-cell>
          <table:table-cell office:value-type="float" office:value="0.000491848993988242" calcext:value-type="float">
            <text:p>0.000491848993988</text:p>
          </table:table-cell>
          <table:table-cell office:value-type="float" office:value="0.00019366700144019" calcext:value-type="float">
            <text:p>0.00019366700144</text:p>
          </table:table-cell>
          <table:table-cell office:value-type="float" office:value="32000" calcext:value-type="float">
            <text:p>32000</text:p>
          </table:table-cell>
          <table:table-cell office:value-type="float" office:value="0.069106502996874" calcext:value-type="float">
            <text:p>0.069106502996874</text:p>
          </table:table-cell>
          <table:table-cell office:value-type="float" office:value="0.00283077380154282" calcext:value-type="float">
            <text:p>0.002830773801543</text:p>
          </table:table-cell>
          <table:table-cell office:value-type="string" calcext:value-type="string">
            <text:p>Conv</text:p>
          </table:table-cell>
          <table:table-cell table:number-columns-repeated="2" office:value-type="float" office:value="409600" calcext:value-type="float">
            <text:p>409600</text:p>
          </table:table-cell>
          <table:table-cell office:value-type="float" office:value="0.000153" calcext:value-type="float">
            <text:p>0.000153</text:p>
          </table:table-cell>
          <table:table-cell table:formula="of:=(SUM([.$N$4:.N40])-[.B40])/[.B40]" office:value-type="float" office:value="-0.841973228925518" calcext:value-type="float">
            <text:p>-0.841973228925518</text:p>
          </table:table-cell>
          <table:table-cell table:formula="of:=ABS([.O40])" office:value-type="float" office:value="0.841973228925518" calcext:value-type="float">
            <text:p>0.841973228925518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Conv_1_bn-FusedBatchNormV3_0</text:p>
          </table:table-cell>
          <table:table-cell office:value-type="float" office:value="0.0416667865996715" calcext:value-type="float">
            <text:p>0.041666786599672</text:p>
          </table:table-cell>
          <table:table-cell office:value-type="float" office:value="0.0230783547987812" calcext:value-type="float">
            <text:p>0.023078354798781</text:p>
          </table:table-cell>
          <table:table-cell office:value-type="float" office:value="0.7764" calcext:value-type="float">
            <text:p>0.7764</text:p>
          </table:table-cell>
          <table:table-cell office:value-type="float" office:value="4" calcext:value-type="float">
            <text:p>4</text:p>
          </table:table-cell>
          <table:table-cell office:value-type="float" office:value="0.000529771998117212" calcext:value-type="float">
            <text:p>0.000529771998117</text:p>
          </table:table-cell>
          <table:table-cell office:value-type="float" office:value="0.000284854999335948" calcext:value-type="float">
            <text:p>0.000284854999336</text:p>
          </table:table-cell>
          <table:table-cell office:value-type="float" office:value="32000" calcext:value-type="float">
            <text:p>32000</text:p>
          </table:table-cell>
          <table:table-cell office:value-type="float" office:value="0.0778441839938751" calcext:value-type="float">
            <text:p>0.077844183993875</text:p>
          </table:table-cell>
          <table:table-cell office:value-type="float" office:value="0.0012645736002014" calcext:value-type="float">
            <text:p>0.001264573600201</text:p>
          </table:table-cell>
          <table:table-cell office:value-type="string" calcext:value-type="string">
            <text:p>BatchNormalization</text:p>
          </table:table-cell>
          <table:table-cell office:value-type="float" office:value="5120" calcext:value-type="float">
            <text:p>5120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table:formula="of:=(SUM([.$N$4:.N41])-[.B41])/[.B41]" office:value-type="float" office:value="-0.83800046629818" calcext:value-type="float">
            <text:p>-0.83800046629818</text:p>
          </table:table-cell>
          <table:table-cell table:formula="of:=ABS([.O41])" office:value-type="float" office:value="0.83800046629818" calcext:value-type="float">
            <text:p>0.83800046629818</text:p>
          </table:table-cell>
          <table:table-cell/>
        </table:table-row>
        <table:table-row table:style-name="ro1">
          <table:table-cell office:value-type="string" calcext:value-type="string">
            <text:p>sequential-global_average_pooling2d-Mean_0</text:p>
          </table:table-cell>
          <table:table-cell office:value-type="float" office:value="0.0423861281975405" calcext:value-type="float">
            <text:p>0.042386128197541</text:p>
          </table:table-cell>
          <table:table-cell office:value-type="float" office:value="0.0272596771988901" calcext:value-type="float">
            <text:p>0.02725967719889</text:p>
          </table:table-cell>
          <table:table-cell office:value-type="float" office:value="0.8214" calcext:value-type="float">
            <text:p>0.8214</text:p>
          </table:table-cell>
          <table:table-cell office:value-type="float" office:value="3.2" calcext:value-type="float">
            <text:p>3.2</text:p>
          </table:table-cell>
          <table:table-cell office:value-type="float" office:value="0.000391478002711665" calcext:value-type="float">
            <text:p>0.000391478002712</text:p>
          </table:table-cell>
          <table:table-cell office:value-type="float" office:value="0.000100121003924869" calcext:value-type="float">
            <text:p>0.000100121003925</text:p>
          </table:table-cell>
          <table:table-cell office:value-type="float" office:value="1280" calcext:value-type="float">
            <text:p>1280</text:p>
          </table:table-cell>
          <table:table-cell office:value-type="float" office:value="0.0603841849952005" calcext:value-type="float">
            <text:p>0.060384184995201</text:p>
          </table:table-cell>
          <table:table-cell office:value-type="float" office:value="0.0011474270009785" calcext:value-type="float">
            <text:p>0.001147427000979</text:p>
          </table:table-cell>
          <table:table-cell office:value-type="string" calcext:value-type="string">
            <text:p>GlobalAveragePool</text:p>
          </table:table-cell>
          <table:table-cell office:value-type="float" office:value="0" calcext:value-type="float">
            <text:p>0</text:p>
          </table:table-cell>
          <table:table-cell office:value-type="float" office:value="35840" calcext:value-type="float">
            <text:p>35840</text:p>
          </table:table-cell>
          <table:table-cell office:value-type="float" office:value="0.000194" calcext:value-type="float">
            <text:p>0.000194</text:p>
          </table:table-cell>
          <table:table-cell table:formula="of:=(SUM([.$N$4:.N42])-[.B42])/[.B42]" office:value-type="float" office:value="-0.836172816548907" calcext:value-type="float">
            <text:p>-0.836172816548907</text:p>
          </table:table-cell>
          <table:table-cell table:formula="of:=ABS([.O42])" office:value-type="float" office:value="0.836172816548907" calcext:value-type="float">
            <text:p>0.836172816548907</text:p>
          </table:table-cell>
          <table:table-cell/>
        </table:table-row>
        <table:table-row table:style-name="ro1">
          <table:table-cell office:value-type="string" calcext:value-type="string">
            <text:p>sequential-dense-MatMul_0</text:p>
          </table:table-cell>
          <table:table-cell office:value-type="float" office:value="0.0425613348008483" calcext:value-type="float">
            <text:p>0.042561334800848</text:p>
          </table:table-cell>
          <table:table-cell office:value-type="float" office:value="0.0289168704010081" calcext:value-type="float">
            <text:p>0.028916870401008</text:p>
          </table:table-cell>
          <table:table-cell office:value-type="float" office:value="0.8148" calcext:value-type="float">
            <text:p>0.8148</text:p>
          </table:table-cell>
          <table:table-cell office:value-type="float" office:value="3.8" calcext:value-type="float">
            <text:p>3.8</text:p>
          </table:table-cell>
          <table:table-cell office:value-type="float" office:value="0.000375311996322125" calcext:value-type="float">
            <text:p>0.000375311996322</text:p>
          </table:table-cell>
          <table:table-cell office:value-type="float" office:value="0.0000803450020612218" calcext:value-type="float">
            <text:p>8.03450020612218E-05</text:p>
          </table:table-cell>
          <table:table-cell office:value-type="float" office:value="1" calcext:value-type="float">
            <text:p>1</text:p>
          </table:table-cell>
          <table:table-cell office:value-type="float" office:value="0.0700574470029096" calcext:value-type="float">
            <text:p>0.07005744700291</text:p>
          </table:table-cell>
          <table:table-cell office:value-type="float" office:value="0.00118556699890178" calcext:value-type="float">
            <text:p>0.001185566998902</text:p>
          </table:table-cell>
          <table:table-cell office:value-type="string" calcext:value-type="string">
            <text:p>MatMul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table:formula="of:=(SUM([.$N$4:.N43])-[.B43])/[.B43]" office:value-type="float" office:value="-0.836847222191405" calcext:value-type="float">
            <text:p>-0.836847222191405</text:p>
          </table:table-cell>
          <table:table-cell table:formula="of:=ABS([.O43])" office:value-type="float" office:value="0.836847222191405" calcext:value-type="float">
            <text:p>0.8368472221914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2T18:46:17.298928406</dc:date>
    <meta:editing-duration>PT1M11S</meta:editing-duration>
    <meta:editing-cycles>1</meta:editing-cycles>
    <meta:document-statistic meta:table-count="1" meta:cell-count="680" meta:object-count="0"/>
    <meta:generator>LibreOffice/6.0.7.3$Linux_X86_64 LibreOffice_project/00m0$Build-3</meta:generator>
  </office:meta>
</office:document-meta>
</file>